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rsid="0021c59e" style:font-size-asian="11pt" style:font-weight-asian="normal"/>
    </style:style>
    <style:style style:name="P21"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22" style:family="paragraph" style:parent-style-name="Standard">
      <style:paragraph-properties fo:margin-top="0in" fo:margin-bottom="0.139in" style:contextual-spacing="false" fo:line-height="115%"/>
    </style:style>
    <style:style style:name="P23" style:family="paragraph" style:parent-style-name="Standard">
      <style:paragraph-properties fo:margin-top="0in" fo:margin-bottom="0.139in" style:contextual-spacing="false" fo:line-height="115%"/>
      <style:text-properties officeooo:paragraph-rsid="0021c59e"/>
    </style:style>
    <style:style style:name="P24" style:family="paragraph" style:parent-style-name="Standard">
      <style:paragraph-properties fo:margin-top="0in" fo:margin-bottom="0.139in" style:contextual-spacing="false" fo:line-height="115%"/>
      <style:text-properties officeooo:paragraph-rsid="00240889"/>
    </style:style>
    <style:style style:name="P25" style:family="paragraph" style:parent-style-name="Standard">
      <style:paragraph-properties fo:margin-top="0in" fo:margin-bottom="0.139in" style:contextual-spacing="false" fo:line-height="115%"/>
      <style:text-properties officeooo:paragraph-rsid="00243d97"/>
    </style:style>
    <style:style style:name="P26" style:family="paragraph" style:parent-style-name="Standard">
      <style:paragraph-properties fo:margin-top="0in" fo:margin-bottom="0.139in" style:contextual-spacing="false" fo:line-height="115%"/>
      <style:text-properties officeooo:paragraph-rsid="002c55c2"/>
    </style:style>
    <style:style style:name="P27" style:family="paragraph" style:parent-style-name="Standard">
      <style:paragraph-properties fo:margin-top="0in" fo:margin-bottom="0.139in" style:contextual-spacing="false" fo:line-height="115%"/>
      <style:text-properties officeooo:paragraph-rsid="002ca1fc"/>
    </style:style>
    <style:style style:name="P28" style:family="paragraph" style:parent-style-name="Standard">
      <style:paragraph-properties fo:margin-top="0in" fo:margin-bottom="0.139in" style:contextual-spacing="false" fo:line-height="115%"/>
      <style:text-properties officeooo:paragraph-rsid="00304d6e"/>
    </style:style>
    <style:style style:name="P29" style:family="paragraph" style:parent-style-name="Standard">
      <style:paragraph-properties fo:margin-top="0in" fo:margin-bottom="0.139in" style:contextual-spacing="false" fo:line-height="115%"/>
      <style:text-properties officeooo:paragraph-rsid="00331e06"/>
    </style:style>
    <style:style style:name="P30" style:family="paragraph" style:parent-style-name="Standard">
      <style:paragraph-properties fo:margin-top="0in" fo:margin-bottom="0.139in" style:contextual-spacing="false" fo:line-height="115%"/>
      <style:text-properties officeooo:paragraph-rsid="00293be1"/>
    </style:style>
    <style:style style:name="P31" style:family="paragraph" style:parent-style-name="Standard">
      <style:paragraph-properties fo:margin-top="0in" fo:margin-bottom="0.139in" style:contextual-spacing="false" fo:line-height="115%"/>
      <style:text-properties officeooo:paragraph-rsid="002a7779"/>
    </style:style>
    <style:style style:name="P32" style:family="paragraph" style:parent-style-name="Standard">
      <style:paragraph-properties fo:margin-top="0in" fo:margin-bottom="0.139in" style:contextual-spacing="false" fo:line-height="115%"/>
      <style:text-properties officeooo:paragraph-rsid="002a79b4"/>
    </style:style>
    <style:style style:name="P33" style:family="paragraph" style:parent-style-name="Standard">
      <style:paragraph-properties fo:margin-top="0in" fo:margin-bottom="0.139in" style:contextual-spacing="false" fo:line-height="115%"/>
      <style:text-properties officeooo:paragraph-rsid="002fdaf4"/>
    </style:style>
    <style:style style:name="P34" style:family="paragraph" style:parent-style-name="Standard">
      <style:paragraph-properties fo:margin-top="0in" fo:margin-bottom="0.139in" style:contextual-spacing="false" fo:line-height="115%"/>
      <style:text-properties officeooo:paragraph-rsid="0036d737"/>
    </style:style>
    <style:style style:name="P35" style:family="paragraph" style:parent-style-name="Standard">
      <style:paragraph-properties fo:margin-top="0in" fo:margin-bottom="0.139in" style:contextual-spacing="false" fo:line-height="115%"/>
      <style:text-properties officeooo:paragraph-rsid="00385ec8"/>
    </style:style>
    <style:style style:name="P36" style:family="paragraph" style:parent-style-name="Standard">
      <style:paragraph-properties fo:margin-top="0in" fo:margin-bottom="0.139in" style:contextual-spacing="false" fo:line-height="115%"/>
      <style:text-properties officeooo:paragraph-rsid="003ad3b2"/>
    </style:style>
    <style:style style:name="P37" style:family="paragraph" style:parent-style-name="Standard">
      <style:paragraph-properties fo:margin-top="0in" fo:margin-bottom="0.139in" style:contextual-spacing="false" fo:line-height="115%"/>
      <style:text-properties officeooo:paragraph-rsid="003c9c6c"/>
    </style:style>
    <style:style style:name="P38" style:family="paragraph" style:parent-style-name="Standard">
      <style:paragraph-properties fo:margin-top="0in" fo:margin-bottom="0.139in" style:contextual-spacing="false" fo:line-height="115%"/>
      <style:text-properties officeooo:paragraph-rsid="00412da6"/>
    </style:style>
    <style:style style:name="P39" style:family="paragraph" style:parent-style-name="Standard">
      <style:paragraph-properties fo:margin-top="0in" fo:margin-bottom="0.139in" style:contextual-spacing="false" fo:line-height="115%"/>
      <style:text-properties officeooo:paragraph-rsid="00430417"/>
    </style:style>
    <style:style style:name="P40" style:family="paragraph" style:parent-style-name="Standard">
      <style:paragraph-properties fo:margin-top="0in" fo:margin-bottom="0.139in" style:contextual-spacing="false" fo:line-height="115%"/>
      <style:text-properties officeooo:paragraph-rsid="004631aa"/>
    </style:style>
    <style:style style:name="P41" style:family="paragraph" style:parent-style-name="Standard">
      <style:paragraph-properties fo:margin-top="0in" fo:margin-bottom="0.139in" style:contextual-spacing="false" fo:line-height="115%"/>
      <style:text-properties officeooo:paragraph-rsid="0047a952"/>
    </style:style>
    <style:style style:name="P42" style:family="paragraph" style:parent-style-name="Standard">
      <style:paragraph-properties fo:margin-top="0in" fo:margin-bottom="0.139in" style:contextual-spacing="false" fo:line-height="115%"/>
      <style:text-properties officeooo:paragraph-rsid="0047bab6"/>
    </style:style>
    <style:style style:name="P43" style:family="paragraph" style:parent-style-name="Standard">
      <style:paragraph-properties fo:margin-top="0in" fo:margin-bottom="0.139in" style:contextual-spacing="false" fo:line-height="115%"/>
      <style:text-properties officeooo:paragraph-rsid="004a9e0f"/>
    </style:style>
    <style:style style:name="P44" style:family="paragraph" style:parent-style-name="Standard">
      <style:paragraph-properties fo:margin-top="0in" fo:margin-bottom="0.139in" style:contextual-spacing="false" fo:line-height="115%"/>
      <style:text-properties officeooo:paragraph-rsid="004c693e"/>
    </style:style>
    <style:style style:name="P45" style:family="paragraph" style:parent-style-name="Standard">
      <style:paragraph-properties fo:margin-top="0in" fo:margin-bottom="0.139in" style:contextual-spacing="false" fo:line-height="115%"/>
      <style:text-properties officeooo:paragraph-rsid="004de704"/>
    </style:style>
    <style:style style:name="P46" style:family="paragraph" style:parent-style-name="Standard">
      <style:paragraph-properties fo:margin-top="0in" fo:margin-bottom="0.139in" style:contextual-spacing="false" fo:line-height="115%"/>
      <style:text-properties officeooo:paragraph-rsid="0053a3c5"/>
    </style:style>
    <style:style style:name="P47" style:family="paragraph" style:parent-style-name="Standard">
      <style:paragraph-properties fo:margin-top="0in" fo:margin-bottom="0.139in" style:contextual-spacing="false" fo:line-height="115%"/>
      <style:text-properties officeooo:paragraph-rsid="00552e23"/>
    </style:style>
    <style:style style:name="P48" style:family="paragraph" style:parent-style-name="Standard">
      <style:paragraph-properties fo:margin-top="0in" fo:margin-bottom="0.139in" style:contextual-spacing="false" fo:line-height="115%"/>
      <style:text-properties officeooo:paragraph-rsid="00582cb3"/>
    </style:style>
    <style:style style:name="P49" style:family="paragraph" style:parent-style-name="Standard">
      <style:paragraph-properties fo:margin-top="0in" fo:margin-bottom="0.139in" style:contextual-spacing="false" fo:line-height="115%"/>
      <style:text-properties officeooo:paragraph-rsid="005a4aeb"/>
    </style:style>
    <style:style style:name="P50" style:family="paragraph" style:parent-style-name="Standard">
      <style:paragraph-properties fo:margin-top="0in" fo:margin-bottom="0.139in" style:contextual-spacing="false" fo:line-height="115%"/>
      <style:text-properties officeooo:paragraph-rsid="005d18b0"/>
    </style:style>
    <style:style style:name="P51" style:family="paragraph" style:parent-style-name="Standard">
      <style:paragraph-properties fo:margin-top="0in" fo:margin-bottom="0.139in" style:contextual-spacing="false" fo:line-height="115%"/>
      <style:text-properties officeooo:paragraph-rsid="005f93a2"/>
    </style:style>
    <style:style style:name="P52" style:family="paragraph" style:parent-style-name="Standard">
      <style:paragraph-properties fo:margin-top="0in" fo:margin-bottom="0.139in" style:contextual-spacing="false" fo:line-height="115%"/>
      <style:text-properties officeooo:paragraph-rsid="0061759a"/>
    </style:style>
    <style:style style:name="P53" style:family="paragraph" style:parent-style-name="Standard">
      <style:paragraph-properties fo:margin-top="0in" fo:margin-bottom="0.139in" style:contextual-spacing="false" fo:line-height="115%"/>
      <style:text-properties officeooo:paragraph-rsid="00641016"/>
    </style:style>
    <style:style style:name="P54" style:family="paragraph" style:parent-style-name="Standard">
      <style:paragraph-properties fo:margin-top="0in" fo:margin-bottom="0.139in" style:contextual-spacing="false" fo:line-height="115%"/>
      <style:text-properties officeooo:paragraph-rsid="0064a644"/>
    </style:style>
    <style:style style:name="P55" style:family="paragraph" style:parent-style-name="Standard">
      <style:paragraph-properties fo:margin-top="0in" fo:margin-bottom="0.139in" style:contextual-spacing="false" fo:line-height="115%"/>
      <style:text-properties officeooo:paragraph-rsid="00651764"/>
    </style:style>
    <style:style style:name="P56" style:family="paragraph" style:parent-style-name="Standard">
      <style:paragraph-properties fo:margin-top="0in" fo:margin-bottom="0.139in" style:contextual-spacing="false" fo:line-height="115%"/>
      <style:text-properties officeooo:paragraph-rsid="006639d5"/>
    </style:style>
    <style:style style:name="P57" style:family="paragraph" style:parent-style-name="Standard">
      <style:paragraph-properties fo:margin-top="0in" fo:margin-bottom="0.139in" style:contextual-spacing="false" fo:line-height="115%"/>
      <style:text-properties officeooo:paragraph-rsid="00688957"/>
    </style:style>
    <style:style style:name="P5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5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6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6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6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6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6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6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6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82cb3" fo:background-color="transparent" style:font-size-asian="11pt" style:font-weight-asian="normal"/>
    </style:style>
    <style:style style:name="P6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a4aeb" fo:background-color="transparent" style:font-size-asian="11pt" style:font-weight-asian="normal"/>
    </style:style>
    <style:style style:name="P6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d18b0" fo:background-color="transparent" style:font-size-asian="11pt" style:font-weight-asian="normal"/>
    </style:style>
    <style:style style:name="P6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f93a2" fo:background-color="transparent" style:font-size-asian="11pt" style:font-weight-asian="normal"/>
    </style:style>
    <style:style style:name="P7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1759a" fo:background-color="transparent" style:font-size-asian="11pt" style:font-weight-asian="normal"/>
    </style:style>
    <style:style style:name="P7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1016" fo:background-color="transparent" style:font-size-asian="11pt" style:font-weight-asian="normal"/>
    </style:style>
    <style:style style:name="P7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a644" fo:background-color="transparent" style:font-size-asian="11pt" style:font-weight-asian="normal"/>
    </style:style>
    <style:style style:name="P7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51764" fo:background-color="transparent" style:font-size-asian="11pt" style:font-weight-asian="normal"/>
    </style:style>
    <style:style style:name="P7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639d5" fo:background-color="transparent" style:font-size-asian="11pt" style:font-weight-asian="normal"/>
    </style:style>
    <style:style style:name="P75"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76" style:family="paragraph" style:parent-style-name="Standard" style:list-style-name="L1">
      <style:paragraph-properties fo:margin-top="0in" fo:margin-bottom="0.139in" style:contextual-spacing="false" fo:line-height="115%"/>
      <style:text-properties officeooo:paragraph-rsid="00240889"/>
    </style:style>
    <style:style style:name="P77" style:family="paragraph" style:parent-style-name="Standard" style:list-style-name="L1">
      <style:paragraph-properties fo:margin-top="0in" fo:margin-bottom="0.139in" style:contextual-spacing="false" fo:line-height="115%"/>
      <style:text-properties officeooo:paragraph-rsid="00243d97"/>
    </style:style>
    <style:style style:name="P78" style:family="paragraph" style:parent-style-name="Standard" style:list-style-name="L1">
      <style:paragraph-properties fo:margin-top="0in" fo:margin-bottom="0.139in" style:contextual-spacing="false" fo:line-height="115%"/>
      <style:text-properties officeooo:paragraph-rsid="002c55c2"/>
    </style:style>
    <style:style style:name="P79" style:family="paragraph" style:parent-style-name="Standard" style:list-style-name="L1">
      <style:paragraph-properties fo:margin-top="0in" fo:margin-bottom="0.139in" style:contextual-spacing="false" fo:line-height="115%"/>
      <style:text-properties officeooo:paragraph-rsid="002ca1fc"/>
    </style:style>
    <style:style style:name="P80" style:family="paragraph" style:parent-style-name="Standard" style:list-style-name="L1">
      <style:paragraph-properties fo:margin-top="0in" fo:margin-bottom="0.139in" style:contextual-spacing="false" fo:line-height="115%"/>
      <style:text-properties officeooo:paragraph-rsid="00304d6e"/>
    </style:style>
    <style:style style:name="P81" style:family="paragraph" style:parent-style-name="Standard" style:list-style-name="L1">
      <style:paragraph-properties fo:margin-top="0in" fo:margin-bottom="0.139in" style:contextual-spacing="false" fo:line-height="115%"/>
      <style:text-properties officeooo:paragraph-rsid="00331e06"/>
    </style:style>
    <style:style style:name="P82" style:family="paragraph" style:parent-style-name="Standard">
      <style:paragraph-properties fo:margin-top="0in" fo:margin-bottom="0.139in" style:contextual-spacing="false" fo:line-height="115%"/>
      <style:text-properties officeooo:paragraph-rsid="00698784"/>
    </style:style>
    <style:style style:name="P83" style:family="paragraph" style:parent-style-name="Standard">
      <style:paragraph-properties fo:margin-top="0in" fo:margin-bottom="0.139in" style:contextual-spacing="false" fo:line-height="115%"/>
      <style:text-properties officeooo:paragraph-rsid="006b088f"/>
    </style:style>
    <style:style style:name="P84" style:family="paragraph" style:parent-style-name="Standard">
      <style:paragraph-properties fo:margin-top="0in" fo:margin-bottom="0.139in" style:contextual-spacing="false" fo:line-height="115%"/>
      <style:text-properties officeooo:paragraph-rsid="006cc231"/>
    </style:style>
    <style:style style:name="P85" style:family="paragraph" style:parent-style-name="Standard">
      <style:paragraph-properties fo:margin-top="0in" fo:margin-bottom="0.139in" style:contextual-spacing="false" fo:line-height="115%"/>
      <style:text-properties officeooo:paragraph-rsid="006cca9e"/>
    </style:style>
    <style:style style:name="P86" style:family="paragraph" style:parent-style-name="Standard">
      <style:paragraph-properties fo:margin-top="0in" fo:margin-bottom="0.139in" style:contextual-spacing="false" fo:line-height="115%"/>
      <style:text-properties officeooo:paragraph-rsid="007053d1"/>
    </style:style>
    <style:style style:name="P87" style:family="paragraph" style:parent-style-name="Standard">
      <style:paragraph-properties fo:margin-top="0in" fo:margin-bottom="0.139in" style:contextual-spacing="false" fo:line-height="115%"/>
      <style:text-properties officeooo:paragraph-rsid="007393f5"/>
    </style:style>
    <style:style style:name="P88"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89"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9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2e703a" officeooo:paragraph-rsid="002e703a" fo:background-color="transparent" style:font-size-asian="11pt" style:font-weight-asian="normal"/>
    </style:style>
    <style:style style:name="P9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6d737" officeooo:paragraph-rsid="0036d737" fo:background-color="transparent" style:font-size-asian="11pt" style:font-weight-asian="normal"/>
    </style:style>
    <style:style style:name="P9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b9ced" officeooo:paragraph-rsid="003b9ced" fo:background-color="transparent" style:font-size-asian="11pt" style:font-weight-asian="normal"/>
    </style:style>
    <style:style style:name="P9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9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9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88957" fo:background-color="transparent" style:font-size-asian="11pt" style:font-weight-asian="normal"/>
    </style:style>
    <style:style style:name="P9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98784" fo:background-color="transparent" style:font-size-asian="11pt" style:font-weight-asian="normal"/>
    </style:style>
    <style:style style:name="P9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b088f" fo:background-color="transparent" style:font-size-asian="11pt" style:font-weight-asian="normal"/>
    </style:style>
    <style:style style:name="P9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cc231" fo:background-color="transparent" style:font-size-asian="11pt" style:font-weight-asian="normal"/>
    </style:style>
    <style:style style:name="P9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cca9e" fo:background-color="transparent" style:font-size-asian="11pt" style:font-weight-asian="normal"/>
    </style:style>
    <style:style style:name="P10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e7333" fo:background-color="transparent" style:font-size-asian="11pt" style:font-weight-asian="normal"/>
    </style:style>
    <style:style style:name="P10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053d1" fo:background-color="transparent" style:font-size-asian="11pt" style:font-weight-asian="normal"/>
    </style:style>
    <style:style style:name="P10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393f5" fo:background-color="transparent" style:font-size-asian="11pt" style:font-weight-asian="normal"/>
    </style:style>
    <style:style style:name="P10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10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10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7bab6" officeooo:paragraph-rsid="0047bab6" fo:background-color="transparent" style:font-size-asian="11pt" style:font-weight-asian="normal"/>
    </style:style>
    <style:style style:name="P10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c693e" officeooo:paragraph-rsid="004c693e" fo:background-color="transparent" style:font-size-asian="11pt" style:font-weight-asian="normal"/>
    </style:style>
    <style:style style:name="P10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10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10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11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11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82cb3" fo:background-color="transparent" style:font-size-asian="11pt" style:font-weight-asian="normal"/>
    </style:style>
    <style:style style:name="P11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a4aeb" fo:background-color="transparent" style:font-size-asian="11pt" style:font-weight-asian="normal"/>
    </style:style>
    <style:style style:name="P11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c0e68" fo:background-color="transparent" style:font-size-asian="11pt" style:font-weight-asian="normal"/>
    </style:style>
    <style:style style:name="P11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d18b0" fo:background-color="transparent" style:font-size-asian="11pt" style:font-weight-asian="normal"/>
    </style:style>
    <style:style style:name="P11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2f48d" fo:background-color="transparent" style:font-size-asian="11pt" style:font-weight-asian="normal"/>
    </style:style>
    <style:style style:name="P11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41016" fo:background-color="transparent" style:font-size-asian="11pt" style:font-weight-asian="normal"/>
    </style:style>
    <style:style style:name="P11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301c2" officeooo:paragraph-rsid="006301c2" fo:background-color="transparent" style:font-size-asian="11pt" style:font-weight-asian="normal"/>
    </style:style>
    <style:style style:name="P11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51764" officeooo:paragraph-rsid="00651764" fo:background-color="transparent" style:font-size-asian="11pt" style:font-weight-asian="normal"/>
    </style:style>
    <style:style style:name="P11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76412" fo:background-color="transparent" style:font-size-asian="11pt" style:font-weight-asian="normal"/>
    </style:style>
    <style:style style:name="P12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88957" fo:background-color="transparent" style:font-size-asian="11pt" style:font-weight-asian="normal"/>
    </style:style>
    <style:style style:name="P12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b088f" officeooo:paragraph-rsid="006b088f" fo:background-color="transparent" style:font-size-asian="11pt" style:font-weight-asian="normal"/>
    </style:style>
    <style:style style:name="P12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cca9e" officeooo:paragraph-rsid="006cca9e" fo:background-color="transparent" style:font-size-asian="11pt" style:font-weight-asian="normal"/>
    </style:style>
    <style:style style:name="P123"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124"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125"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126"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127"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128"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129"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130"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131"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132"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normal" officeooo:rsid="00582cb3" style:font-size-asian="11pt" style:font-weight-asian="normal"/>
    </style:style>
    <style:style style:name="T34" style:family="text">
      <style:text-properties style:font-name="Calibri" fo:font-size="11pt" fo:language="en" fo:country="none" fo:font-weight="normal" officeooo:rsid="0059a422" style:font-size-asian="11pt" style:font-weight-asian="normal"/>
    </style:style>
    <style:style style:name="T35" style:family="text">
      <style:text-properties style:font-name="Calibri" fo:font-size="11pt" fo:language="en" fo:country="none" fo:font-weight="normal" officeooo:rsid="005a4aeb" style:font-size-asian="11pt" style:font-weight-asian="normal"/>
    </style:style>
    <style:style style:name="T36" style:family="text">
      <style:text-properties style:font-name="Calibri" fo:font-size="11pt" fo:language="en" fo:country="none" fo:font-weight="normal" officeooo:rsid="005d18b0" style:font-size-asian="11pt" style:font-weight-asian="normal"/>
    </style:style>
    <style:style style:name="T37" style:family="text">
      <style:text-properties style:font-name="Calibri" fo:font-size="11pt" fo:language="en" fo:country="none" fo:font-weight="normal" officeooo:rsid="005f93a2" style:font-size-asian="11pt" style:font-weight-asian="normal"/>
    </style:style>
    <style:style style:name="T38" style:family="text">
      <style:text-properties style:font-name="Calibri" fo:font-size="11pt" fo:language="en" fo:country="none" fo:font-weight="normal" officeooo:rsid="0062f48d" style:font-size-asian="11pt" style:font-weight-asian="normal"/>
    </style:style>
    <style:style style:name="T39" style:family="text">
      <style:text-properties style:font-name="Calibri" fo:font-size="11pt" fo:language="en" fo:country="none" fo:font-weight="normal" officeooo:rsid="006301c2" style:font-size-asian="11pt" style:font-weight-asian="normal"/>
    </style:style>
    <style:style style:name="T40" style:family="text">
      <style:text-properties style:font-name="Calibri" fo:font-size="11pt" fo:language="en" fo:country="none" fo:font-weight="normal" officeooo:rsid="00641016" style:font-size-asian="11pt" style:font-weight-asian="normal"/>
    </style:style>
    <style:style style:name="T41" style:family="text">
      <style:text-properties style:font-name="Calibri" fo:font-size="11pt" fo:language="en" fo:country="none" fo:font-weight="normal" officeooo:rsid="0064a644" style:font-size-asian="11pt" style:font-weight-asian="normal"/>
    </style:style>
    <style:style style:name="T42" style:family="text">
      <style:text-properties style:font-name="Calibri" fo:font-size="11pt" fo:language="en" fo:country="none" fo:font-weight="normal" officeooo:rsid="00651764" style:font-size-asian="11pt" style:font-weight-asian="normal"/>
    </style:style>
    <style:style style:name="T43" style:family="text">
      <style:text-properties style:font-name="Calibri" fo:font-size="11pt" fo:language="en" fo:country="none" fo:font-weight="normal" officeooo:rsid="00676412" style:font-size-asian="11pt" style:font-weight-asian="normal"/>
    </style:style>
    <style:style style:name="T44" style:family="text">
      <style:text-properties style:font-name="Calibri" fo:font-size="11pt" fo:language="en" fo:country="none" fo:font-weight="normal" officeooo:rsid="00698784" style:font-size-asian="11pt" style:font-weight-asian="normal"/>
    </style:style>
    <style:style style:name="T45" style:family="text">
      <style:text-properties style:font-name="Calibri" fo:font-size="11pt" fo:language="en" fo:country="none" fo:font-weight="normal" officeooo:rsid="006b088f" style:font-size-asian="11pt" style:font-weight-asian="normal"/>
    </style:style>
    <style:style style:name="T46" style:family="text">
      <style:text-properties style:font-name="Calibri" fo:font-size="11pt" fo:language="en" fo:country="none" fo:font-weight="normal" officeooo:rsid="006cc231" style:font-size-asian="11pt" style:font-weight-asian="normal"/>
    </style:style>
    <style:style style:name="T47" style:family="text">
      <style:text-properties style:font-name="Calibri" fo:font-size="11pt" fo:language="en" fo:country="none" fo:font-weight="normal" officeooo:rsid="006cca9e" style:font-size-asian="11pt" style:font-weight-asian="normal"/>
    </style:style>
    <style:style style:name="T48" style:family="text">
      <style:text-properties style:font-name="Calibri" fo:font-size="11pt" fo:language="en" fo:country="none" fo:font-weight="normal" officeooo:rsid="006e7333" style:font-size-asian="11pt" style:font-weight-asian="normal"/>
    </style:style>
    <style:style style:name="T49" style:family="text">
      <style:text-properties style:font-name="Calibri" fo:font-size="11pt" fo:language="en" fo:country="none" fo:font-weight="normal" officeooo:rsid="0071ff80" style:font-size-asian="11pt" style:font-weight-asian="normal"/>
    </style:style>
    <style:style style:name="T50" style:family="text">
      <style:text-properties style:font-name="Calibri" fo:font-size="11pt" fo:language="en" fo:country="none" fo:font-weight="normal" officeooo:rsid="007393f5" style:font-size-asian="11pt" style:font-weight-asian="normal"/>
    </style:style>
    <style:style style:name="T51" style:family="text">
      <style:text-properties style:font-name="Calibri" fo:font-size="11pt" fo:language="en" fo:country="none" fo:font-weight="bold" style:font-size-asian="11pt" style:font-weight-asian="bold"/>
    </style:style>
    <style:style style:name="T52" style:family="text">
      <style:text-properties style:font-name="Calibri" fo:font-size="11pt" fo:language="en" fo:country="none" fo:font-weight="bold" officeooo:rsid="0021c59e" style:font-size-asian="11pt" style:font-weight-asian="bold"/>
    </style:style>
    <style:style style:name="T53" style:family="text">
      <style:text-properties style:font-name="Calibri" fo:font-size="11pt" fo:language="en" fo:country="none" fo:font-weight="bold" officeooo:rsid="00243d97" style:font-size-asian="11pt" style:font-weight-asian="bold"/>
    </style:style>
    <style:style style:name="T54" style:family="text">
      <style:text-properties style:font-name="Calibri" fo:font-size="11pt" fo:language="en" fo:country="none" fo:font-weight="bold" officeooo:rsid="00293be1" style:font-size-asian="11pt" style:font-weight-asian="bold"/>
    </style:style>
    <style:style style:name="T55" style:family="text">
      <style:text-properties style:font-name="Calibri" fo:font-size="11pt" fo:language="en" fo:country="none" fo:font-weight="bold" officeooo:rsid="002a7779" style:font-size-asian="11pt" style:font-weight-asian="bold"/>
    </style:style>
    <style:style style:name="T56" style:family="text">
      <style:text-properties style:font-name="Calibri" fo:font-size="11pt" fo:language="en" fo:country="none" fo:font-weight="bold" officeooo:rsid="002a79b4" style:font-size-asian="11pt" style:font-weight-asian="bold"/>
    </style:style>
    <style:style style:name="T57" style:family="text">
      <style:text-properties style:font-name="Calibri" fo:font-size="11pt" fo:language="en" fo:country="none" fo:font-weight="bold" officeooo:rsid="002ce31c" style:font-size-asian="11pt" style:font-weight-asian="bold"/>
    </style:style>
    <style:style style:name="T58" style:family="text">
      <style:text-properties style:font-name="Calibri" fo:font-size="11pt" fo:language="en" fo:country="none" fo:font-weight="bold" officeooo:rsid="002fdaf4" style:font-size-asian="11pt" style:font-weight-asian="bold"/>
    </style:style>
    <style:style style:name="T59" style:family="text">
      <style:text-properties style:font-name="Calibri" fo:font-size="11pt" fo:language="en" fo:country="none" fo:font-weight="bold" officeooo:rsid="00304d6e" style:font-size-asian="11pt" style:font-weight-asian="bold"/>
    </style:style>
    <style:style style:name="T60" style:family="text">
      <style:text-properties style:font-name="Calibri" fo:font-size="11pt" fo:language="en" fo:country="none" fo:font-weight="bold" officeooo:rsid="00331e06" style:font-size-asian="11pt" style:font-weight-asian="bold"/>
    </style:style>
    <style:style style:name="T61" style:family="text">
      <style:text-properties style:font-name="Calibri" fo:font-size="11pt" fo:language="en" fo:country="none" fo:font-weight="bold" officeooo:rsid="0036d737" style:font-size-asian="11pt" style:font-weight-asian="bold"/>
    </style:style>
    <style:style style:name="T62" style:family="text">
      <style:text-properties style:font-name="Calibri" fo:font-size="11pt" fo:language="en" fo:country="none" fo:font-weight="bold" officeooo:rsid="00385ec8" style:font-size-asian="11pt" style:font-weight-asian="bold"/>
    </style:style>
    <style:style style:name="T63" style:family="text">
      <style:text-properties style:font-name="Calibri" fo:font-size="11pt" fo:language="en" fo:country="none" fo:font-weight="bold" officeooo:rsid="003ad3b2" style:font-size-asian="11pt" style:font-weight-asian="bold"/>
    </style:style>
    <style:style style:name="T64" style:family="text">
      <style:text-properties style:font-name="Calibri" fo:font-size="11pt" fo:language="en" fo:country="none" fo:font-weight="bold" officeooo:rsid="003c9c6c" style:font-size-asian="11pt" style:font-weight-asian="bold"/>
    </style:style>
    <style:style style:name="T65" style:family="text">
      <style:text-properties style:font-name="Calibri" fo:font-size="11pt" fo:language="en" fo:country="none" fo:font-weight="bold" officeooo:rsid="00412da6" style:font-size-asian="11pt" style:font-weight-asian="bold"/>
    </style:style>
    <style:style style:name="T66" style:family="text">
      <style:text-properties style:font-name="Calibri" fo:font-size="11pt" fo:language="en" fo:country="none" fo:font-weight="bold" officeooo:rsid="00430417" style:font-size-asian="11pt" style:font-weight-asian="bold"/>
    </style:style>
    <style:style style:name="T67" style:family="text">
      <style:text-properties style:font-name="Calibri" fo:font-size="11pt" fo:language="en" fo:country="none" fo:font-weight="bold" officeooo:rsid="004631aa" style:font-size-asian="11pt" style:font-weight-asian="bold"/>
    </style:style>
    <style:style style:name="T68" style:family="text">
      <style:text-properties style:font-name="Calibri" fo:font-size="11pt" fo:language="en" fo:country="none" fo:font-weight="bold" officeooo:rsid="0047a952" style:font-size-asian="11pt" style:font-weight-asian="bold"/>
    </style:style>
    <style:style style:name="T69" style:family="text">
      <style:text-properties style:font-name="Calibri" fo:font-size="11pt" fo:language="en" fo:country="none" fo:font-weight="bold" officeooo:rsid="0047bab6" style:font-size-asian="11pt" style:font-weight-asian="bold"/>
    </style:style>
    <style:style style:name="T70" style:family="text">
      <style:text-properties style:font-name="Calibri" fo:font-size="11pt" fo:language="en" fo:country="none" fo:font-weight="bold" officeooo:rsid="004a9e0f" style:font-size-asian="11pt" style:font-weight-asian="bold"/>
    </style:style>
    <style:style style:name="T71" style:family="text">
      <style:text-properties style:font-name="Calibri" fo:font-size="11pt" fo:language="en" fo:country="none" fo:font-weight="bold" officeooo:rsid="004c693e" style:font-size-asian="11pt" style:font-weight-asian="bold"/>
    </style:style>
    <style:style style:name="T72" style:family="text">
      <style:text-properties style:font-name="Calibri" fo:font-size="11pt" fo:language="en" fo:country="none" fo:font-weight="bold" officeooo:rsid="004de704" style:font-size-asian="11pt" style:font-weight-asian="bold"/>
    </style:style>
    <style:style style:name="T73" style:family="text">
      <style:text-properties style:font-name="Calibri" fo:font-size="11pt" fo:language="en" fo:country="none" fo:font-weight="bold" officeooo:rsid="0053a3c5" style:font-size-asian="11pt" style:font-weight-asian="bold"/>
    </style:style>
    <style:style style:name="T74" style:family="text">
      <style:text-properties style:font-name="Calibri" fo:font-size="11pt" fo:language="en" fo:country="none" fo:font-weight="bold" officeooo:rsid="00552e23" style:font-size-asian="11pt" style:font-weight-asian="bold"/>
    </style:style>
    <style:style style:name="T75" style:family="text">
      <style:text-properties style:font-name="Calibri" fo:font-size="11pt" fo:language="en" fo:country="none" fo:font-weight="bold" officeooo:rsid="00582cb3" style:font-size-asian="11pt" style:font-weight-asian="bold"/>
    </style:style>
    <style:style style:name="T76" style:family="text">
      <style:text-properties style:font-name="Calibri" fo:font-size="11pt" fo:language="en" fo:country="none" fo:font-weight="bold" officeooo:rsid="005a4aeb" style:font-size-asian="11pt" style:font-weight-asian="bold"/>
    </style:style>
    <style:style style:name="T77" style:family="text">
      <style:text-properties style:font-name="Calibri" fo:font-size="11pt" fo:language="en" fo:country="none" fo:font-weight="bold" officeooo:rsid="005d18b0" style:font-size-asian="11pt" style:font-weight-asian="bold"/>
    </style:style>
    <style:style style:name="T78" style:family="text">
      <style:text-properties style:font-name="Calibri" fo:font-size="11pt" fo:language="en" fo:country="none" fo:font-weight="bold" officeooo:rsid="0061759a" style:font-size-asian="11pt" style:font-weight-asian="bold"/>
    </style:style>
    <style:style style:name="T79" style:family="text">
      <style:text-properties style:font-name="Calibri" fo:font-size="11pt" fo:language="en" fo:country="none" fo:font-weight="bold" officeooo:rsid="0062f48d" style:font-size-asian="11pt" style:font-weight-asian="bold"/>
    </style:style>
    <style:style style:name="T80" style:family="text">
      <style:text-properties style:font-name="Calibri" fo:font-size="11pt" fo:language="en" fo:country="none" fo:font-weight="bold" officeooo:rsid="00641016" style:font-size-asian="11pt" style:font-weight-asian="bold"/>
    </style:style>
    <style:style style:name="T81" style:family="text">
      <style:text-properties style:font-name="Calibri" fo:font-size="11pt" fo:language="en" fo:country="none" fo:font-weight="bold" officeooo:rsid="0064a644" style:font-size-asian="11pt" style:font-weight-asian="bold"/>
    </style:style>
    <style:style style:name="T82" style:family="text">
      <style:text-properties style:font-name="Calibri" fo:font-size="11pt" fo:language="en" fo:country="none" fo:font-weight="bold" officeooo:rsid="00651764" style:font-size-asian="11pt" style:font-weight-asian="bold"/>
    </style:style>
    <style:style style:name="T83" style:family="text">
      <style:text-properties style:font-name="Calibri" fo:font-size="11pt" fo:language="en" fo:country="none" fo:font-weight="bold" officeooo:rsid="00676412" style:font-size-asian="11pt" style:font-weight-asian="bold"/>
    </style:style>
    <style:style style:name="T84" style:family="text">
      <style:text-properties style:font-name="Calibri" fo:font-size="11pt" fo:language="en" fo:country="none" fo:font-weight="bold" officeooo:rsid="00688957" style:font-size-asian="11pt" style:font-weight-asian="bold"/>
    </style:style>
    <style:style style:name="T85" style:family="text">
      <style:text-properties style:font-name="Calibri" fo:font-size="11pt" fo:language="en" fo:country="none" fo:font-weight="bold" officeooo:rsid="00698784" style:font-size-asian="11pt" style:font-weight-asian="bold"/>
    </style:style>
    <style:style style:name="T86" style:family="text">
      <style:text-properties style:font-name="Calibri" fo:font-size="11pt" fo:language="en" fo:country="none" fo:font-weight="bold" officeooo:rsid="006c8586" style:font-size-asian="11pt" style:font-weight-asian="bold"/>
    </style:style>
    <style:style style:name="T87" style:family="text">
      <style:text-properties style:font-name="Calibri" fo:font-size="11pt" fo:language="en" fo:country="none" fo:font-weight="bold" officeooo:rsid="006cc231" style:font-size-asian="11pt" style:font-weight-asian="bold"/>
    </style:style>
    <style:style style:name="T88" style:family="text">
      <style:text-properties style:font-name="Calibri" fo:font-size="11pt" fo:language="en" fo:country="none" fo:font-weight="bold" officeooo:rsid="006cca9e" style:font-size-asian="11pt" style:font-weight-asian="bold"/>
    </style:style>
    <style:style style:name="T89" style:family="text">
      <style:text-properties style:font-name="Calibri" fo:font-size="11pt" fo:language="en" fo:country="none" fo:font-weight="bold" officeooo:rsid="006e7333" style:font-size-asian="11pt" style:font-weight-asian="bold"/>
    </style:style>
    <style:style style:name="T90" style:family="text">
      <style:text-properties style:font-name="Calibri" fo:font-size="11pt" fo:language="en" fo:country="none" fo:font-weight="bold" officeooo:rsid="007053d1" style:font-size-asian="11pt" style:font-weight-asian="bold"/>
    </style:style>
    <style:style style:name="T91" style:family="text">
      <style:text-properties style:font-name="Calibri" fo:font-size="11pt" fo:language="en" fo:country="none" fo:font-weight="bold" officeooo:rsid="007393f5" style:font-size-asian="11pt" style:font-weight-asian="bold"/>
    </style:style>
    <style:style style:name="T92" style:family="text">
      <style:text-properties fo:font-weight="bold" officeooo:rsid="0021c59e" style:font-weight-asian="bold"/>
    </style:style>
    <style:style style:name="T93" style:family="text">
      <style:text-properties officeooo:rsid="00141a83"/>
    </style:style>
    <style:style style:name="T94" style:family="text">
      <style:text-properties officeooo:rsid="001ba1ba"/>
    </style:style>
    <style:style style:name="T95" style:family="text">
      <style:text-properties officeooo:rsid="001c123a"/>
    </style:style>
    <style:style style:name="T96" style:family="text">
      <style:text-properties officeooo:rsid="001e5ad8"/>
    </style:style>
    <style:style style:name="T97" style:family="text">
      <style:text-properties officeooo:rsid="0021c59e"/>
    </style:style>
    <style:style style:name="T98"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99"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100"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101"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102"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103"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104"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105"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106"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107"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108"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109"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110"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111"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112" style:family="text">
      <style:text-properties officeooo:rsid="00293be1"/>
    </style:style>
    <style:style style:name="T113" style:family="text">
      <style:text-properties officeooo:rsid="002a7779"/>
    </style:style>
    <style:style style:name="T114" style:family="text">
      <style:text-properties officeooo:rsid="002a79b4"/>
    </style:style>
    <style:style style:name="T115" style:family="text">
      <style:text-properties officeooo:rsid="002c55c2"/>
    </style:style>
    <style:style style:name="T116" style:family="text">
      <style:text-properties officeooo:rsid="002ca1fc"/>
    </style:style>
    <style:style style:name="T117" style:family="text">
      <style:text-properties officeooo:rsid="002fdaf4"/>
    </style:style>
    <style:style style:name="T118" style:family="text">
      <style:text-properties officeooo:rsid="00304d6e"/>
    </style:style>
    <style:style style:name="T119" style:family="text">
      <style:text-properties officeooo:rsid="003240a0"/>
    </style:style>
    <style:style style:name="T120" style:family="text">
      <style:text-properties officeooo:rsid="00331e06"/>
    </style:style>
    <style:style style:name="T121" style:family="text">
      <style:text-properties officeooo:rsid="0036d737"/>
    </style:style>
    <style:style style:name="T122" style:family="text">
      <style:text-properties officeooo:rsid="00385ec8"/>
    </style:style>
    <style:style style:name="T123" style:family="text">
      <style:text-properties officeooo:rsid="0038e870"/>
    </style:style>
    <style:style style:name="T124" style:family="text">
      <style:text-properties officeooo:rsid="003ad3b2"/>
    </style:style>
    <style:style style:name="T125" style:family="text">
      <style:text-properties officeooo:rsid="003c9c6c"/>
    </style:style>
    <style:style style:name="T126" style:family="text">
      <style:text-properties officeooo:rsid="00412da6"/>
    </style:style>
    <style:style style:name="T127" style:family="text">
      <style:text-properties officeooo:rsid="00430417"/>
    </style:style>
    <style:style style:name="T128" style:family="text">
      <style:text-properties officeooo:rsid="00459b08"/>
    </style:style>
    <style:style style:name="T129" style:family="text">
      <style:text-properties officeooo:rsid="0047a952"/>
    </style:style>
    <style:style style:name="T130" style:family="text">
      <style:text-properties officeooo:rsid="0048b65f"/>
    </style:style>
    <style:style style:name="T131" style:family="text">
      <style:text-properties officeooo:rsid="004a9e0f"/>
    </style:style>
    <style:style style:name="T132" style:family="text">
      <style:text-properties officeooo:rsid="0053a3c5"/>
    </style:style>
    <style:style style:name="T133" style:family="text">
      <style:text-properties officeooo:rsid="00552e23"/>
    </style:style>
    <style:style style:name="T134" style:family="text">
      <style:text-properties officeooo:rsid="0056d1f8"/>
    </style:style>
    <style:style style:name="T135" style:family="text">
      <style:text-properties officeooo:rsid="005a4aeb"/>
    </style:style>
    <style:style style:name="T136" style:family="text">
      <style:text-properties officeooo:rsid="005d18b0"/>
    </style:style>
    <style:style style:name="T137" style:family="text">
      <style:text-properties officeooo:rsid="005dc49f"/>
    </style:style>
    <style:style style:name="T138" style:family="text">
      <style:text-properties officeooo:rsid="005f93a2"/>
    </style:style>
    <style:style style:name="T139" style:family="text">
      <style:text-properties officeooo:rsid="006301c2"/>
    </style:style>
    <style:style style:name="T140" style:family="text">
      <style:text-properties officeooo:rsid="0063eef1"/>
    </style:style>
    <style:style style:name="T141" style:family="text">
      <style:text-properties officeooo:rsid="00641016"/>
    </style:style>
    <style:style style:name="T142" style:family="text">
      <style:text-properties officeooo:rsid="0064a644"/>
    </style:style>
    <style:style style:name="T143" style:family="text">
      <style:text-properties officeooo:rsid="00651764"/>
    </style:style>
    <style:style style:name="T144" style:family="text">
      <style:text-properties officeooo:rsid="006639d5"/>
    </style:style>
    <style:style style:name="T145" style:family="text">
      <style:text-properties officeooo:rsid="00676412"/>
    </style:style>
    <style:style style:name="T146" style:family="text">
      <style:text-properties officeooo:rsid="00688957"/>
    </style:style>
    <style:style style:name="T147" style:family="text">
      <style:text-properties officeooo:rsid="00698784"/>
    </style:style>
    <style:style style:name="T148" style:family="text">
      <style:text-properties officeooo:rsid="006b088f"/>
    </style:style>
    <style:style style:name="T149" style:family="text">
      <style:text-properties officeooo:rsid="006cc231"/>
    </style:style>
    <style:style style:name="T150" style:family="text">
      <style:text-properties officeooo:rsid="006cca9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21">ML <text:s/><text:span text:style-name="T94">Environment Generator</text:span></text:p>
      <text:p text:style-name="P1">The overall goal of this exercise is to create two adversarial AI's. One to generate 3d platformer levels, and the other to traverse them.</text:p>
      <text:p text:style-name="P1"/>
      <text:p text:style-name="P22"><text:span text:style-name="T51">PPO_00 </text:span><text:span text:style-name="T1">- first attempt </text:span></text:p>
      <text:p text:style-name="P1">mlagents-learn EnvironmentBehavior.yaml --run-id=<text:span text:style-name="T95">Env_</text:span>PPO_00 </text:p>
      <text:p text:style-name="P22"><text:span text:style-name="T51">Result - </text:span><text:span text:style-name="T1"><text:s/></text:span><text:span text:style-name="T2">Trained much better than expected, but very slowly due to multiple object instatiations.</text:span></text:p>
      <text:p text:style-name="P1"/>
      <text:p text:style-name="P22"><text:span text:style-name="T51">PPO_01 –</text:span><text:span text:style-name="T1"> </text:span><text:span text:style-name="T3">Scaled reward to steps.</text:span></text:p>
      <text:p text:style-name="P2">mlagents-learn EnvironmentBehavior.yaml --run-id=<text:span text:style-name="T95">Env_</text:span>PPO_0<text:span text:style-name="T95">1</text:span></text:p>
      <text:p text:style-name="P22"><text:span text:style-name="T51">Result - </text:span><text:span text:style-name="T1"><text:s/></text:span><text:span text:style-name="T4">Trained well</text:span></text:p>
      <text:p text:style-name="P1"/>
      <text:p text:style-name="P22"><text:span text:style-name="T51">PPO_02 –</text:span><text:span text:style-name="T1"> </text:span><text:span text:style-name="T4">Added pooling system. Other optimizations. Trained from build.</text:span></text:p>
      <text:p text:style-name="P3">mlagents-learn EnvironmentBehavior.yaml --run-id=<text:span text:style-name="T95">Env_</text:span>PPO_0<text:span text:style-name="T96">2 </text:span><text:span text:style-name="T93">--env=../Builds </text:span></text:p>
      <text:p text:style-name="P22"><text:span text:style-name="T51">Result - </text:span><text:span text:style-name="T1"><text:s/></text:span><text:span text:style-name="T5">Was getting incorrect values from gaussian function</text:span></text:p>
      <text:p text:style-name="P20"/>
      <text:p text:style-name="P24"><text:span text:style-name="T51">PPO_0</text:span><text:span text:style-name="T52">3</text:span><text:span text:style-name="T51">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1857663750" text:style-name="L1">
        <text:list-item>
          <text:p text:style-name="P76"><text:span text:style-name="T7">Changed learning rate </text:span><text:span text:style-name="T8">schedule</text:span><text:span text:style-name="T7"> to linear from constant.</text:span></text:p>
        </text:list-item>
      </text:list>
      <text:p text:style-name="P23"><text:span text:style-name="T52">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25"><text:span text:style-name="T51">PPO_0</text:span><text:span text:style-name="T53">4</text:span><text:span text:style-name="T51"> –</text:span><text:span text:style-name="T1"> </text:span><text:span text:style-name="T9">Trying a smaller </text:span><text:span text:style-name="T10">batch</text:span><text:span text:style-name="T9"> size since we’re using discrete actions</text:span></text:p>
      <text:list xml:id="list230829932961685" text:continue-numbering="true" text:style-name="L1">
        <text:list-item>
          <text:p text:style-name="P77"><text:span text:style-name="T7">Cha</text:span><text:span text:style-name="T9">nged </text:span><text:span text:style-name="T10">batch</text:span><text:span text:style-name="T9"> size from 2048 to 256</text:span></text:p>
        </text:list-item>
      </text:list>
      <text:p text:style-name="P4"><text:span text:style-name="T92">Result - </text:span><text:span text:style-name="T97"><text:s/></text:span><text:span text:style-name="T112">Results were identical to the last test.</text:span></text:p>
      <text:p text:style-name="P30"><text:soft-page-break/><text:span text:style-name="T51">PPO_0</text:span><text:span text:style-name="T54">5</text:span><text:span text:style-name="T51"> –</text:span><text:span text:style-name="T1"> </text:span><text:span text:style-name="T11">Removed all of the position observations</text:span></text:p>
      <text:p text:style-name="P5"><text:span text:style-name="T92">Result - </text:span><text:span text:style-name="T97"><text:s/></text:span><text:span text:style-name="T112">Results </text:span><text:span text:style-name="T113">were similar to last test, with slighlty faster training. It seems that non-changing positional information isn’t necessary if the one hot encoded tile types are kept in order.</text:span></text:p>
      <text:p text:style-name="P5"/>
      <text:p text:style-name="P31"><text:span text:style-name="T51">PPO_0</text:span><text:span text:style-name="T55">6</text:span><text:span text:style-name="T51">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6"><text:span text:style-name="T92">Result - </text:span><text:span text:style-name="T97"><text:s/></text:span><text:span text:style-name="T112">Result </text:span><text:span text:style-name="T114">was a little worse than the previous run.</text:span></text:p>
      <text:p text:style-name="P6"/>
      <text:p text:style-name="P32"><text:span text:style-name="T51">PPO_0</text:span><text:span text:style-name="T56">7</text:span><text:span text:style-name="T51"> –</text:span><text:span text:style-name="T1"> </text:span><text:span text:style-name="T13">Encoding position data as 3 discrete actions spaces (x,y,z) with 10,1,10 options each, which corresponds with the 10x10 grid.</text:span></text:p>
      <text:p text:style-name="P7"><text:span text:style-name="T92">Result - </text:span><text:span text:style-name="T97"><text:s/></text:span><text:span text:style-name="T115">Trained well and was simpler to implement.</text:span></text:p>
      <text:p text:style-name="P7"/>
      <text:p text:style-name="P26"><text:span text:style-name="T51">PPO_0</text:span><text:span text:style-name="T57">8</text:span><text:span text:style-name="T51"> –</text:span><text:span text:style-name="T1"> </text:span><text:span text:style-name="T14">Randomizing path length from 3 to 20</text:span></text:p>
      <text:list xml:id="list230830015630281" text:continue-numbering="true" text:style-name="L1">
        <text:list-item>
          <text:p text:style-name="P78"><text:span text:style-name="T7">Cha</text:span><text:span text:style-name="T9">nged </text:span><text:span text:style-name="T14">max steps from 10M to 20M</text:span></text:p>
        </text:list-item>
      </text:list>
      <text:p text:style-name="P8"><text:span text:style-name="T92">Result - </text:span><text:span text:style-name="T97"><text:s/></text:span><text:span text:style-name="T112">Resul</text:span><text:span text:style-name="T116">ts were a little worse than previous attemps, but was still slowly improving at 20M samples. Will add slope as an observation.</text:span></text:p>
      <text:p text:style-name="P8"/>
      <text:p text:style-name="P27"><text:span text:style-name="T51">PPO_0</text:span><text:span text:style-name="T57">9</text:span><text:span text:style-name="T51"> –</text:span><text:span text:style-name="T1"> </text:span><text:span text:style-name="T15">Hyperparamter tuning to make the agent a bit more short sighted</text:span></text:p>
      <text:list xml:id="list230829715850663" text:continue-numbering="true" text:style-name="L1">
        <text:list-item>
          <text:p text:style-name="P79"><text:span text:style-name="T7">Cha</text:span><text:span text:style-name="T9">nged </text:span><text:span text:style-name="T15">time horizon from 128 to 32</text:span></text:p>
        </text:list-item>
        <text:list-item>
          <text:p text:style-name="P88"><text:span text:style-name="T1">Changed buffer size from </text:span><text:span text:style-name="T98">81920</text:span><text:span text:style-name="T100"> to 10000</text:span></text:p>
        </text:list-item>
        <text:list-item>
          <text:p text:style-name="P90">Upped num envs from 4 to 6</text:p>
        </text:list-item>
      </text:list>
      <text:p text:style-name="P9"><text:span text:style-name="T92">Result - </text:span><text:span text:style-name="T97"><text:s/></text:span><text:span text:style-name="T117">Initially trained a bit faster, but failed to improve over previous attemps</text:span></text:p>
      <text:p text:style-name="P1"/>
      <text:p text:style-name="P33"><text:span text:style-name="T51">PPO_</text:span><text:span text:style-name="T58">10</text:span><text:span text:style-name="T51"> –</text:span><text:span text:style-name="T1"> </text:span><text:span text:style-name="T16">Added a target path legth slope to hopefully help guide the agent to the target path length</text:span></text:p>
      <text:p text:style-name="P10"><text:span text:style-name="T92">Result - </text:span><text:span text:style-name="T97"><text:s/></text:span><text:span text:style-name="T118">Trained remarkably well. Not perfect though.</text:span></text:p>
      <text:p text:style-name="P1"/>
      <text:p text:style-name="P28"><text:soft-page-break/><text:span text:style-name="T51">PPO_</text:span><text:span text:style-name="T59">11</text:span><text:span text:style-name="T51"> –</text:span><text:span text:style-name="T1"> </text:span><text:span text:style-name="T15">Hyperparamter tuning. </text:span><text:span text:style-name="T18">Might try increasing beta on next run</text:span></text:p>
      <text:list xml:id="list230831436387603" text:continue-numbering="true" text:style-name="L1">
        <text:list-item>
          <text:p text:style-name="P80"><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123"><text:span text:style-name="T17">C</text:span><text:span text:style-name="T1">hanged batch size from 256 to 512</text:span></text:p>
        </text:list-item>
        <text:list-item>
          <text:p text:style-name="P89"><text:span text:style-name="T1">Changed buffer size from </text:span><text:span text:style-name="T99">10000 to 30000</text:span></text:p>
        </text:list-item>
      </text:list>
      <text:p text:style-name="P11"><text:span text:style-name="T92">Result - </text:span><text:span text:style-name="T97"><text:s/></text:span><text:span text:style-name="T119">Results were similar to previous attempt.</text:span></text:p>
      <text:p text:style-name="P1"/>
      <text:p text:style-name="P29"><text:span text:style-name="T51">PPO_</text:span><text:span text:style-name="T59">1</text:span><text:span text:style-name="T60">2</text:span><text:span text:style-name="T51"> –</text:span><text:span text:style-name="T1"> </text:span><text:span text:style-name="T19">Trying a deeper network</text:span></text:p>
      <text:list xml:id="list230830657200926" text:continue-numbering="true" text:style-name="L1">
        <text:list-item>
          <text:p text:style-name="P81"><text:span text:style-name="T7">Cha</text:span><text:span text:style-name="T9">nged </text:span><text:span text:style-name="T101">num layers from 2 to 5</text:span></text:p>
        </text:list-item>
      </text:list>
      <text:p text:style-name="P12"><text:span text:style-name="T92">Result - </text:span><text:span text:style-name="T97"><text:s/></text:span><text:span text:style-name="T121">About the same</text:span></text:p>
      <text:p text:style-name="P12"/>
      <text:p text:style-name="P34"><text:span text:style-name="T51">PPO_</text:span><text:span text:style-name="T61">13</text:span><text:span text:style-name="T51"> –</text:span><text:span text:style-name="T1"> </text:span><text:span text:style-name="T19">Trying a deeper network</text:span></text:p>
      <text:list xml:id="list230831038200763" text:continue-numbering="true" text:style-name="L1">
        <text:list-item>
          <text:p text:style-name="P124"><text:span text:style-name="T101">Changed batch size from </text:span><text:span text:style-name="T102">512 to 256</text:span></text:p>
        </text:list-item>
        <text:list-item>
          <text:p text:style-name="P91">Changed buffer size from 30000 to 2048</text:p>
        </text:list-item>
      </text:list>
      <text:p text:style-name="P13"><text:span text:style-name="T92">Result - </text:span><text:span text:style-name="T97"><text:s/></text:span><text:span text:style-name="T122">No real difference.</text:span></text:p>
      <text:p text:style-name="P13"/>
      <text:p text:style-name="P35"><text:span text:style-name="T62">SAC</text:span><text:span text:style-name="T51">_</text:span><text:span text:style-name="T62">01</text:span><text:span text:style-name="T51"> –</text:span><text:span text:style-name="T1"> </text:span><text:span text:style-name="T19">Trying </text:span><text:span text:style-name="T20">a copy of the hallway network</text:span></text:p>
      <text:list xml:id="list230830600910594" text:continue-numbering="true" text:style-name="L1">
        <text:list-item>
          <text:p text:style-name="P125"><text:span text:style-name="T101">Changed </text:span><text:span text:style-name="T103">num env from 6 to 4</text:span></text:p>
        </text:list-item>
      </text:list>
      <text:p text:style-name="P14"><text:span text:style-name="T92">Result - </text:span><text:span text:style-name="T97"><text:s/></text:span><text:span text:style-name="T123">Failed. Going to try restructuring the environment so that the agent has an existential cost and the episode ends as soon as a path is found.</text:span></text:p>
      <text:p text:style-name="P14"/>
      <text:p text:style-name="P36"><text:span text:style-name="T51">PPO_</text:span><text:span text:style-name="T61">1</text:span><text:span text:style-name="T63">4</text:span><text:span text:style-name="T51"> –</text:span><text:span text:style-name="T1"> </text:span><text:span text:style-name="T21">Restructured reward. 1 on finding path, small existential otherwise</text:span></text:p>
      <text:p text:style-name="P15"><text:span text:style-name="T19">mlagents-learn EnvironmentBehavior.yaml --run-id=</text:span><text:span text:style-name="T95">Env_</text:span><text:span text:style-name="T19">PPO_</text:span><text:span text:style-name="T124">1</text:span><text:span text:style-name="T96">2 </text:span><text:span text:style-name="T93">--env=../Builds --</text:span><text:span text:style-name="T124">num-env=6</text:span></text:p>
      <text:list xml:id="list230829736408312" text:continue-numbering="true" text:style-name="L1">
        <text:list-item>
          <text:p text:style-name="P126"><text:span text:style-name="T101">Changed batch size from </text:span><text:span text:style-name="T104">256</text:span><text:span text:style-name="T102"> to </text:span><text:span text:style-name="T104">512</text:span></text:p>
        </text:list-item>
        <text:list-item>
          <text:p text:style-name="P126"><text:span text:style-name="T102">Changed buffer size from </text:span><text:span text:style-name="T104">2048</text:span><text:span text:style-name="T102"> to </text:span><text:span text:style-name="T104">30000</text:span></text:p>
        </text:list-item>
        <text:list-item>
          <text:p text:style-name="P92">Changed num layers from 5 to 2</text:p>
        </text:list-item>
      </text:list>
      <text:p text:style-name="P15"><text:span text:style-name="T92">Result - </text:span><text:span text:style-name="T97"><text:s/></text:span><text:span text:style-name="T125">Did not train.</text:span></text:p>
      <text:p text:style-name="P37"><text:soft-page-break/><text:span text:style-name="T51">PPO_</text:span><text:span text:style-name="T61">1</text:span><text:span text:style-name="T64">5</text:span><text:span text:style-name="T51"> –</text:span><text:span text:style-name="T1"> </text:span><text:span text:style-name="T22">Hyperparameter tuning</text:span></text:p>
      <text:p text:style-name="P16"><text:span text:style-name="T120">mlagents-learn EnvironmentBehavior.yaml --run-id=</text:span><text:span text:style-name="T95">Env_</text:span><text:span text:style-name="T120">PPO_</text:span><text:span text:style-name="T124">1</text:span><text:span text:style-name="T125">5</text:span><text:span text:style-name="T96"> </text:span><text:span text:style-name="T93">--env=../Builds --</text:span><text:span text:style-name="T124">num-env=6</text:span></text:p>
      <text:list xml:id="list230831209515870" text:continue-numbering="true" text:style-name="L1">
        <text:list-item>
          <text:p text:style-name="P127"><text:span text:style-name="T101">Changed batch size from </text:span><text:span text:style-name="T105">512</text:span><text:span text:style-name="T102"> to </text:span><text:span text:style-name="T105">2048</text:span></text:p>
        </text:list-item>
        <text:list-item>
          <text:p text:style-name="P127"><text:span text:style-name="T102">Changed buffer size from </text:span><text:span text:style-name="T104">30000 </text:span><text:span text:style-name="T105">to 20480</text:span></text:p>
        </text:list-item>
        <text:list-item>
          <text:p text:style-name="P93">Normalize to true</text:p>
        </text:list-item>
        <text:list-item>
          <text:p text:style-name="P93">hidden units from 256 to 512</text:p>
        </text:list-item>
        <text:list-item>
          <text:p text:style-name="P103">Max steps from 20M to 10M</text:p>
        </text:list-item>
        <text:list-item>
          <text:p text:style-name="P103">Time horizon from 64 to 1000</text:p>
        </text:list-item>
      </text:list>
      <text:p text:style-name="P16"><text:span text:style-name="T92">Result - </text:span><text:span text:style-name="T97"><text:s/></text:span><text:span text:style-name="T125">Did not </text:span><text:span text:style-name="T126">train</text:span></text:p>
      <text:p text:style-name="P16"/>
      <text:p text:style-name="P38"><text:span text:style-name="T51">PPO_</text:span><text:span text:style-name="T61">1</text:span><text:span text:style-name="T65">6</text:span><text:span text:style-name="T51"> –</text:span><text:span text:style-name="T1"> </text:span><text:span text:style-name="T23">Overhaul of observations and actions. Agent can now act on every unlocked node in the grid at each step.</text:span></text:p>
      <text:p text:style-name="P17"><text:span text:style-name="T92">Result - </text:span><text:span text:style-name="T97"><text:s/></text:span><text:span text:style-name="T125">Did n</text:span><text:span text:style-name="T127">ot train</text:span></text:p>
      <text:p text:style-name="P17"/>
      <text:p text:style-name="P39"><text:span text:style-name="T51">PPO_</text:span><text:span text:style-name="T61">1</text:span><text:span text:style-name="T66">7</text:span><text:span text:style-name="T51"> –</text:span><text:span text:style-name="T1"> </text:span><text:span text:style-name="T22">Hyperparameter tuning. </text:span><text:span text:style-name="T24">There may be an issue with normalizing observations that are already <text:s/>in -1 to 1 range.</text:span></text:p>
      <text:p text:style-name="P18"><text:span text:style-name="T120">mlagents-learn EnvironmentBehavior.yaml --run-id=</text:span><text:span text:style-name="T95">Env_</text:span><text:span text:style-name="T120">PPO_</text:span><text:span text:style-name="T124">1</text:span><text:span text:style-name="T125">5</text:span><text:span text:style-name="T96"> </text:span><text:span text:style-name="T93">--env=../Builds --</text:span><text:span text:style-name="T124">num-env=6</text:span></text:p>
      <text:list xml:id="list230831822359736" text:continue-numbering="true" text:style-name="L1">
        <text:list-item>
          <text:p text:style-name="P128"><text:span text:style-name="T101">Changed </text:span><text:span text:style-name="T106">hidden units from 512 to 128</text:span></text:p>
        </text:list-item>
        <text:list-item>
          <text:p text:style-name="P104"><text:span text:style-name="T125">t</text:span>ime horizon from 1000 to 100</text:p>
        </text:list-item>
        <text:list-item>
          <text:p text:style-name="P94">Normalize to <text:span text:style-name="T127">false</text:span></text:p>
        </text:list-item>
      </text:list>
      <text:p text:style-name="P58"><text:span text:style-name="T92">Result - </text:span><text:span text:style-name="T97"><text:s/></text:span><text:span text:style-name="T125">Did n</text:span><text:span text:style-name="T127">ot train. </text:span><text:span text:style-name="T128">Agent may not like having to make 101 decisions each tick.</text:span></text:p>
      <text:p text:style-name="P58"/>
      <text:p text:style-name="P40"><text:span text:style-name="T51">PPO_</text:span><text:span text:style-name="T61">1</text:span><text:span text:style-name="T67">8</text:span><text:span text:style-name="T51"> –</text:span><text:span text:style-name="T1"> </text:span><text:span text:style-name="T25">Reverted to single discrete action space with 100 choices on a 10x10 grid.</text:span></text:p>
      <text:p text:style-name="P19"><text:span text:style-name="T120">mlagents-learn EnvironmentBehavior.yaml --run-id=</text:span><text:span text:style-name="T95">Env_</text:span><text:span text:style-name="T120">PPO_</text:span><text:span text:style-name="T124">1</text:span><text:span text:style-name="T125">5</text:span><text:span text:style-name="T96"> </text:span><text:span text:style-name="T93">--env=../Builds --</text:span><text:span text:style-name="T124">num-env=6</text:span></text:p>
      <text:list xml:id="list230830498723407" text:continue-numbering="true" text:style-name="L1">
        <text:list-item>
          <text:p text:style-name="P129"><text:span text:style-name="T101">Changed </text:span><text:span text:style-name="T107">num envs from 4 to 8</text:span></text:p>
        </text:list-item>
      </text:list>
      <text:p text:style-name="P59"><text:span text:style-name="T92">Result - </text:span><text:span text:style-name="T97"><text:s/></text:span><text:span text:style-name="T125">Did n</text:span><text:span text:style-name="T127">ot t</text:span><text:span text:style-name="T129">rain</text:span></text:p>
      <text:p text:style-name="P59"><text:soft-page-break/></text:p>
      <text:p text:style-name="P41"><text:span text:style-name="T51">PPO_</text:span><text:span text:style-name="T61">1</text:span><text:span text:style-name="T68">9</text:span><text:span text:style-name="T51"> –</text:span><text:span text:style-name="T1"> </text:span><text:span text:style-name="T25">Re</text:span><text:span text:style-name="T26">ward tuning.</text:span></text:p>
      <text:list xml:id="list230831581749915" text:continue-numbering="true" text:style-name="L1">
        <text:list-item>
          <text:p text:style-name="P130"><text:span text:style-name="T101">Changed </text:span><text:span text:style-name="T107">num envs from </text:span><text:span text:style-name="T108">8</text:span><text:span text:style-name="T107"> to </text:span><text:span text:style-name="T108">4</text:span></text:p>
        </text:list-item>
      </text:list>
      <text:p text:style-name="P60"><text:span text:style-name="T92">Result - </text:span><text:span text:style-name="T97"><text:s/></text:span><text:span text:style-name="T125">Did n</text:span><text:span text:style-name="T127">ot t</text:span><text:span text:style-name="T130">rain</text:span></text:p>
      <text:p text:style-name="P60"/>
      <text:p text:style-name="P42"><text:span text:style-name="T51">PPO_</text:span><text:span text:style-name="T69">20</text:span><text:span text:style-name="T51">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230829767987550" text:continue-numbering="true" text:style-name="L1">
        <text:list-item>
          <text:p text:style-name="P131"><text:span text:style-name="T101">C</text:span><text:span text:style-name="T100">hanged time horizon from 100 to 16</text:span></text:p>
        </text:list-item>
        <text:list-item>
          <text:p text:style-name="P105">changed num layers from 2 to 3</text:p>
        </text:list-item>
      </text:list>
      <text:p text:style-name="P61"><text:span text:style-name="T92">Result - </text:span><text:span text:style-name="T97"><text:s/></text:span><text:span text:style-name="T125">Did n</text:span><text:span text:style-name="T127">ot t</text:span><text:span text:style-name="T131">rain</text:span></text:p>
      <text:p text:style-name="P61"/>
      <text:p text:style-name="P43"><text:span text:style-name="T51">PPO_</text:span><text:span text:style-name="T69">2</text:span><text:span text:style-name="T70">4</text:span><text:span text:style-name="T51"> –</text:span><text:span text:style-name="T1"> </text:span><text:span text:style-name="T27">Hyperparameter</text:span><text:span text:style-name="T26"> tuning.</text:span><text:span text:style-name="T109"> </text:span><text:span text:style-name="T110">Trained for approx 200M steps.</text:span></text:p>
      <text:p text:style-name="P62"><text:span text:style-name="T92">Result - </text:span><text:span text:style-name="T97"><text:s/></text:span><text:span text:style-name="T131">Was trainning, but very slowly.</text:span></text:p>
      <text:p text:style-name="P62"/>
      <text:p text:style-name="P44"><text:span text:style-name="T51">PPO_</text:span><text:span text:style-name="T69">2</text:span><text:span text:style-name="T71">5</text:span><text:span text:style-name="T51"> –</text:span><text:span text:style-name="T1"> </text:span><text:span text:style-name="T28">Tinkering with LSTM</text:span></text:p>
      <text:list xml:id="list230829807279912" text:continue-numbering="true" text:style-name="L1">
        <text:list-item>
          <text:p text:style-name="P132"><text:span text:style-name="T101">C</text:span><text:span text:style-name="T110">hanged </text:span><text:span text:style-name="T111">batch size to 1024</text:span></text:p>
        </text:list-item>
        <text:list-item>
          <text:p text:style-name="P106">Changed buffer size to 10240</text:p>
        </text:list-item>
        <text:list-item>
          <text:p text:style-name="P106">memory -&gt; sequence length = 128</text:p>
        </text:list-item>
        <text:list-item>
          <text:p text:style-name="P106">memory -&gt; memory_size = 128</text:p>
        </text:list-item>
      </text:list>
      <text:p text:style-name="P63"><text:span text:style-name="T92">Result - </text:span><text:span text:style-name="T97"><text:s/></text:span><text:span text:style-name="T125">Did n</text:span><text:span text:style-name="T127">ot t</text:span><text:span text:style-name="T131">rain</text:span></text:p>
      <text:p text:style-name="P63"/>
      <text:p text:style-name="P45"><text:span text:style-name="T51">PPO_</text:span><text:span text:style-name="T69">2</text:span><text:span text:style-name="T72">6, </text:span><text:span text:style-name="T73">27</text:span><text:span text:style-name="T51">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230829867645558" text:continue-numbering="true" text:style-name="L1">
        <text:list-item>
          <text:p text:style-name="P107">Removed LSTM memory</text:p>
        </text:list-item>
        <text:list-item>
          <text:p text:style-name="P108"><text:soft-page-break/>Added is path node observation</text:p>
        </text:list-item>
        <text:list-item>
          <text:p text:style-name="P109">Using 4 environments from 8</text:p>
        </text:list-item>
      </text:list>
      <text:p text:style-name="P63"><text:span text:style-name="T92">Result - </text:span><text:span text:style-name="T97"><text:s/></text:span><text:span text:style-name="T132">Succeeds about 97% of the time</text:span></text:p>
      <text:p text:style-name="P63"/>
      <text:p text:style-name="P46"><text:span text:style-name="T51">PPO_</text:span><text:span text:style-name="T69">2</text:span><text:span text:style-name="T73">8</text:span><text:span text:style-name="T51"> –</text:span><text:span text:style-name="T1"> </text:span><text:span text:style-name="T31">Added a cohesion observation where the agent is rewarded for keeping similar tiles together. Added reward for maintaining a specified amount of empty space. </text:span></text:p>
      <text:p text:style-name="P64"><text:span text:style-name="T92">Result - </text:span><text:span text:style-name="T97"><text:s/></text:span><text:span text:style-name="T132">Suc</text:span><text:span text:style-name="T133">ceeded about 99.8% of the time. Tended to fill most tiles though</text:span></text:p>
      <text:p text:style-name="P64"/>
      <text:p text:style-name="P47"><text:span text:style-name="T51">PPO_</text:span><text:span text:style-name="T69">2</text:span><text:span text:style-name="T74">9</text:span><text:span text:style-name="T51">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230829995689214" text:continue-numbering="true" text:style-name="L1">
        <text:list-item>
          <text:p text:style-name="P110"><text:span text:style-name="T133">C</text:span>hanged max steps from 30M to 50M</text:p>
        </text:list-item>
      </text:list>
      <text:p text:style-name="P65"><text:span text:style-name="T92">Result - </text:span><text:span text:style-name="T97"><text:s/></text:span><text:span text:style-name="T134">Trained all 5 lessons in about 10M steps.</text:span></text:p>
      <text:p text:style-name="P65"/>
      <text:p text:style-name="P48"><text:span text:style-name="T51">PPO_</text:span><text:span text:style-name="T75">30</text:span><text:span text:style-name="T51"> –</text:span><text:span text:style-name="T1"> </text:span><text:span text:style-name="T33">Removed normalization of rewards values so maximum total reward can be higher than 1. </text:span><text:span text:style-name="T34">Not using a server build, but not rendering tiles either.</text:span></text:p>
      <text:list xml:id="list230829954471113" text:continue-numbering="true" text:style-name="L1">
        <text:list-item>
          <text:p text:style-name="P111">Upped training time step from 20 to 100. </text:p>
        </text:list-item>
      </text:list>
      <text:p text:style-name="P66"><text:span text:style-name="T92">Result - </text:span><text:span text:style-name="T97"><text:s/></text:span><text:span text:style-name="T135">Time step set in agent didn’t seem to have an effect. Didn’t get past first lesson.</text:span></text:p>
      <text:p text:style-name="P66"/>
      <text:p text:style-name="P49"><text:span text:style-name="T51">PPO_</text:span><text:span text:style-name="T75">3</text:span><text:span text:style-name="T76">1</text:span><text:span text:style-name="T51"> –</text:span><text:span text:style-name="T1"> </text:span><text:span text:style-name="T35">Give path length, cohesion, empty space an influence value, but don’t normalize.</text:span></text:p>
      <text:list xml:id="list230831565641376" text:continue-numbering="true" text:style-name="L1">
        <text:list-item>
          <text:p text:style-name="P112">Upped training time step from 20 to 100, <text:span text:style-name="T135">in Yaml file.</text:span></text:p>
        </text:list-item>
        <text:list-item>
          <text:p text:style-name="P113">Changed batch size to 128 from 1024</text:p>
        </text:list-item>
        <text:list-item>
          <text:p text:style-name="P113">Changed buffer size to 12800 from 10240</text:p>
        </text:list-item>
      </text:list>
      <text:p text:style-name="P67"><text:span text:style-name="T92">Result - </text:span><text:span text:style-name="T97"><text:s/></text:span><text:span text:style-name="T136">Stopped early. Wasn’t training</text:span></text:p>
      <text:p text:style-name="P67"/>
      <text:p text:style-name="P50"><text:span text:style-name="T51">PPO_</text:span><text:span text:style-name="T75">3</text:span><text:span text:style-name="T77">2</text:span><text:span text:style-name="T51"> –</text:span><text:span text:style-name="T1"> </text:span><text:span text:style-name="T36">Increasing batch and buffer sizes since we have a large observation and action spaces.</text:span></text:p>
      <text:list xml:id="list230830277658881" text:continue-numbering="true" text:style-name="L1">
        <text:list-item>
          <text:p text:style-name="P114">Changed batch size to<text:span text:style-name="T136">2048 from</text:span> 128</text:p>
        </text:list-item>
        <text:list-item>
          <text:p text:style-name="P114">Changed buffer size to <text:span text:style-name="T136">20480 from</text:span> 12800</text:p>
        </text:list-item>
      </text:list>
      <text:p text:style-name="P68"><text:soft-page-break/><text:span text:style-name="T92">Result - </text:span><text:span text:style-name="T97"><text:s/></text:span><text:span text:style-name="T137">Did not train</text:span></text:p>
      <text:p text:style-name="P68"/>
      <text:p text:style-name="P51"><text:span text:style-name="T51">PPO_</text:span><text:span text:style-name="T75">3</text:span><text:span text:style-name="T78">3</text:span><text:span text:style-name="T51"> –</text:span><text:span text:style-name="T1"> </text:span><text:span text:style-name="T37">Refactor. Focusing entirely on path length</text:span></text:p>
      <text:p text:style-name="P69"><text:span text:style-name="T92">Result - </text:span><text:span text:style-name="T97"><text:s/></text:span><text:span text:style-name="T137">Did not train</text:span></text:p>
      <text:p text:style-name="P69"/>
      <text:p text:style-name="P52"><text:span text:style-name="T51">PPO_</text:span><text:span text:style-name="T75">3</text:span><text:span text:style-name="T79">4</text:span><text:span text:style-name="T51"> –</text:span><text:span text:style-name="T1"> </text:span><text:span text:style-name="T37">Focusing entirely on path length. </text:span><text:span text:style-name="T38">Increased network </text:span><text:span text:style-name="T39">width and depth. Added intial random tile chance so that the env starts out more filled out earlier lessons and becomes more sparse later on.</text:span></text:p>
      <text:list xml:id="list230831128445521" text:continue-numbering="true" text:style-name="L1">
        <text:list-item>
          <text:p text:style-name="P115"><text:span text:style-name="T138">Changed </text:span><text:span text:style-name="T139">num hidden units from 256 to 512</text:span></text:p>
        </text:list-item>
        <text:list-item>
          <text:p text:style-name="P117">Changed num layers from 3 to 5</text:p>
        </text:list-item>
      </text:list>
      <text:p text:style-name="P70"><text:span text:style-name="T92">Result - </text:span><text:span text:style-name="T97"><text:s/></text:span><text:span text:style-name="T137">Did not train. </text:span><text:span text:style-name="T140">Going to try making a modified grid sensor that uses a cnn.</text:span></text:p>
      <text:p text:style-name="P70"/>
      <text:p text:style-name="P53"><text:span text:style-name="T51">PPO_</text:span><text:span text:style-name="T75">3</text:span><text:span text:style-name="T80">5</text:span><text:span text:style-name="T51"> –</text:span><text:span text:style-name="T1"> </text:span><text:span text:style-name="T40">Major refactor. Using an image run through a cnn instead of one hot encoding the grid observations. This is only a general test to see if this approach is possible.</text:span></text:p>
      <text:list xml:id="list230831362583522" text:continue-numbering="true" text:style-name="L1">
        <text:list-item>
          <text:p text:style-name="P116"><text:span text:style-name="T138">Changed </text:span><text:span text:style-name="T141">vis encode type from simple to match3</text:span></text:p>
        </text:list-item>
      </text:list>
      <text:p text:style-name="P71"><text:span text:style-name="T92">Result - </text:span><text:span text:style-name="T97"><text:s/></text:span><text:span text:style-name="T142">This seems to be the correct approach. Training times were much higher though.</text:span></text:p>
      <text:p text:style-name="P71"/>
      <text:p text:style-name="P54"><text:span text:style-name="T51">PPO_</text:span><text:span text:style-name="T75">3</text:span><text:span text:style-name="T81">6</text:span><text:span text:style-name="T51"> –</text:span><text:span text:style-name="T1"> </text:span><text:span text:style-name="T41">Current path length was off by 1, so agent could never quite reach it’s target path length.</text:span></text:p>
      <text:p text:style-name="P72"><text:span text:style-name="T92">Result - </text:span><text:span text:style-name="T97"><text:s/></text:span><text:span text:style-name="T143">Seemed to train fairly well, but maybe max episode steps wasn’t enough for the agent to create a large enough reward to make it to the next lesson.</text:span></text:p>
      <text:p text:style-name="P72"/>
      <text:p text:style-name="P55"><text:span text:style-name="T51">PPO_</text:span><text:span text:style-name="T75">3</text:span><text:span text:style-name="T82">7</text:span><text:span text:style-name="T51"> –</text:span><text:span text:style-name="T1"> </text:span><text:span text:style-name="T42">Increased max steps per episode, fewer steps overall. Ideally this will give the agent more time to maximize its score per episode (still normalized to max of +1) while lowering randomness more quickly overall.</text:span></text:p>
      <text:list xml:id="list230830434763254" text:continue-numbering="true" text:style-name="L1">
        <text:list-item>
          <text:p text:style-name="P118">Max steps per episode 2000 from 500</text:p>
        </text:list-item>
        <text:list-item>
          <text:p text:style-name="P118">Max steps 5M from 50M</text:p>
        </text:list-item>
      </text:list>
      <text:p text:style-name="P73"><text:span text:style-name="T92">Result - </text:span><text:span text:style-name="T97"><text:s/></text:span><text:span text:style-name="T144">Never transitioned to next lesson. Lesson length may be too long. </text:span><text:span text:style-name="T145">No increase in training speed.</text:span></text:p>
      <text:p text:style-name="P73"/>
      <text:p text:style-name="P56"><text:soft-page-break/><text:span text:style-name="T51">PPO_</text:span><text:span text:style-name="T75">3</text:span><text:span text:style-name="T83">8</text:span><text:span text:style-name="T51"> –</text:span><text:span text:style-name="T1"> </text:span><text:span text:style-name="T43">Shortened lesson length.</text:span></text:p>
      <text:list xml:id="list230830351670451" text:continue-numbering="true" text:style-name="L1">
        <text:list-item>
          <text:p text:style-name="P119">Min lesson length 1000 from 10000</text:p>
        </text:list-item>
        <text:list-item>
          <text:p text:style-name="P119">Num envs 6 from 8</text:p>
        </text:list-item>
      </text:list>
      <text:p text:style-name="P74"><text:span text:style-name="T92">Result - </text:span><text:span text:style-name="T97"><text:s/></text:span><text:span text:style-name="T146">Didn’t switch lessons</text:span></text:p>
      <text:p text:style-name="P74"/>
      <text:p text:style-name="P57"><text:span text:style-name="T51">PPO_</text:span><text:span text:style-name="T75">3</text:span><text:span text:style-name="T84">9</text:span><text:span text:style-name="T51"> –</text:span><text:span text:style-name="T1"> </text:span><text:span text:style-name="T43">Shortened lesson length.</text:span></text:p>
      <text:list xml:id="list230830904218793" text:continue-numbering="true" text:style-name="L1">
        <text:list-item>
          <text:p text:style-name="P120">Min lesson length 100 from 1000</text:p>
        </text:list-item>
        <text:list-item>
          <text:p text:style-name="P120">Num envs <text:span text:style-name="T146">12</text:span> from <text:span text:style-name="T146">6</text:span></text:p>
        </text:list-item>
      </text:list>
      <text:p text:style-name="P95"><text:span text:style-name="T92">Result - </text:span><text:span text:style-name="T97"><text:s/></text:span><text:span text:style-name="T147">Switched lessons, didn’t seem to learn to make longer paths</text:span></text:p>
      <text:p text:style-name="P95"/>
      <text:p text:style-name="P82"><text:span text:style-name="T51">PPO_</text:span><text:span text:style-name="T85">40</text:span><text:span text:style-name="T51"> –</text:span><text:span text:style-name="T1"> </text:span><text:span text:style-name="T44">Path data is now restricted to red channel, cohesion data is on the green channel.</text:span></text:p>
      <text:p text:style-name="P96"><text:span text:style-name="T92">Result - </text:span><text:span text:style-name="T97"><text:s/></text:span><text:span text:style-name="T147">Swi</text:span><text:span text:style-name="T148">tched to second lesson.</text:span></text:p>
      <text:p text:style-name="P96"/>
      <text:p text:style-name="P83"><text:span text:style-name="T51">PPO_</text:span><text:span text:style-name="T85">4</text:span><text:span text:style-name="T86">1</text:span><text:span text:style-name="T51"> –</text:span><text:span text:style-name="T1"> </text:span><text:span text:style-name="T45">Adjusting network size to hopefully make it a bit easier to train</text:span></text:p>
      <text:list xml:id="list230830034527777" text:continue-numbering="true" text:style-name="L1">
        <text:list-item>
          <text:p text:style-name="P121">Hidden units 128 from 512</text:p>
        </text:list-item>
        <text:list-item>
          <text:p text:style-name="P121">Num layers 3 from 5</text:p>
        </text:list-item>
      </text:list>
      <text:p text:style-name="P97"><text:span text:style-name="T92">Result - </text:span><text:span text:style-name="T97"><text:s/></text:span><text:span text:style-name="T149">Got to the second lesson in under 1M steps, but doesn’t seem to understand making longer paths.</text:span></text:p>
      <text:p text:style-name="P97"/>
      <text:p text:style-name="P84"><text:span text:style-name="T51">PPO_</text:span><text:span text:style-name="T85">4</text:span><text:span text:style-name="T87">2</text:span><text:span text:style-name="T51"> –</text:span><text:span text:style-name="T1"> </text:span><text:span text:style-name="T49">BUG – agent wasn’t recieving rewards for cohesion and empty space.</text:span><text:span text:style-name="T1"> </text:span><text:span text:style-name="T46">Simplifying the lessons a bit, so that it starts at making a minimum path length with 50% cohesion and missing tiles, then adds less than 20% range with each new lesson.</text:span></text:p>
      <text:p text:style-name="P98"><text:span text:style-name="T92">Result - </text:span><text:span text:style-name="T97"><text:s/></text:span><text:span text:style-name="T149">Got </text:span></text:p>
      <text:p text:style-name="P98"/>
      <text:p text:style-name="P87"><text:span text:style-name="T51">PPO_</text:span><text:span text:style-name="T85">4</text:span><text:span text:style-name="T91">3</text:span><text:span text:style-name="T51"> –</text:span><text:span text:style-name="T1"> </text:span><text:span text:style-name="T50">Empty space value was not being updated</text:span></text:p>
      <text:p text:style-name="P102"><text:span text:style-name="T92">Result - </text:span><text:span text:style-name="T97"><text:s/></text:span><text:span text:style-name="T149">Got </text:span></text:p>
      <text:p text:style-name="P98"/>
      <text:p text:style-name="P86"><text:soft-page-break/><text:span text:style-name="T51">PPO_</text:span><text:span text:style-name="T85">4</text:span><text:span text:style-name="T90">3</text:span><text:span text:style-name="T51"> –</text:span><text:span text:style-name="T1"> </text:span><text:span text:style-name="T48">Simplify by removing cohesion. Set texture to grayscale. Add another texture Sensor later for cohesion</text:span></text:p>
      <text:p text:style-name="P101"><text:span text:style-name="T92">Result - </text:span><text:span text:style-name="T97"><text:s/></text:span><text:span text:style-name="T149">Got </text:span></text:p>
      <text:p text:style-name="P101"/>
      <text:p text:style-name="P85"><text:span text:style-name="T51">PPO_</text:span><text:span text:style-name="T85">4</text:span><text:span text:style-name="T90">4</text:span><text:span text:style-name="T51"> –</text:span><text:span text:style-name="T1"> </text:span><text:span text:style-name="T47">Adding a few stacks to see if having persistent data will allow the agent to plan a bit better. Will experiment with memory next.</text:span></text:p>
      <text:list xml:id="list230830449425660" text:continue-numbering="true" text:style-name="L1">
        <text:list-item>
          <text:p text:style-name="P122"><text:span text:style-name="T150">N</text:span>um stacks (agent obs and textue sensor) 3 from 1</text:p>
        </text:list-item>
      </text:list>
      <text:p text:style-name="P99"><text:span text:style-name="T92">Result - </text:span><text:span text:style-name="T97"><text:s/></text:span><text:span text:style-name="T149">Got </text:span></text:p>
      <text:p text:style-name="P100"><text:span text:style-name="T4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01T23:08:29.595000000</dc:date>
    <meta:editing-duration>P26DT9H15M37S</meta:editing-duration>
    <meta:editing-cycles>79</meta:editing-cycles>
    <meta:generator>LibreOffice/7.0.4.2$Windows_X86_64 LibreOffice_project/dcf040e67528d9187c66b2379df5ea4407429775</meta:generator>
    <meta:document-statistic meta:table-count="0" meta:image-count="0" meta:object-count="0" meta:page-count="9" meta:paragraph-count="150" meta:word-count="1704" meta:character-count="9742" meta:non-whitespace-character-count="8160"/>
  </office:meta>
</office:document-meta>
</file>